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785in" table:align="left"/>
    </style:style>
    <style:style style:name="Table1.A" style:family="table-column">
      <style:table-column-properties style:column-width="1.2354in"/>
    </style:style>
    <style:style style:name="Table1.B" style:family="table-column">
      <style:table-column-properties style:column-width="2.7451in"/>
    </style:style>
    <style:style style:name="Table1.C" style:family="table-column">
      <style:table-column-properties style:column-width="1.997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 style:list-style-name="L2">
      <style:paragraph-properties style:writing-mode="lr-tb"/>
    </style:style>
    <style:style style:name="P2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P3" style:family="paragraph" style:parent-style-name="Preformatted_20_Text" style:list-style-name="L2">
      <style:paragraph-properties fo:margin-left="0in" fo:margin-right="0in" fo:text-indent="0in" style:auto-text-indent="false" style:writing-mode="lr-tb"/>
    </style:style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in" fo:margin-bottom="0.1965in" style:contextual-spacing="false" style:writing-mode="lr-tb"/>
    </style:style>
    <style:style style:name="P8" style:family="paragraph" style:parent-style-name="Preformatted_20_Text" style:list-style-name="L5">
      <style:paragraph-properties style:writing-mode="lr-tb"/>
    </style:style>
    <style:style style:name="P9" style:family="paragraph" style:parent-style-name="Preformatted_20_Text" style:list-style-name="L5">
      <style:paragraph-properties fo:margin-top="0in" fo:margin-bottom="0.1965in" style:contextual-spacing="false" style:writing-mode="lr-tb"/>
    </style:style>
    <style:style style:name="P10" style:family="paragraph" style:parent-style-name="Preformatted_20_Text" style:list-style-name="L5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is an <text:span text:style-name="Strong_20_Emphasis">excellent build</text:span> — seriously, it’s the kind of DNS architecture you’d expect in a well-maintained enterprise homelab.<text:line-break/>Everything in your summary checks out, but here’s a detailed <text:span text:style-name="Strong_20_Emphasis">review + a few refinements</text:span> that would make it even more resilient, secure, and future-proof:</text:p>
      <text:p text:style-name="Horizontal_20_Line"/>
      <text:h text:style-name="Heading_20_2" text:outline-level="2">✅ What’s Already Excellent</text:h>
      <text:p text:style-name="Text_20_body">You’ve nailed the fundamentals:</text:p>
      <text:list text:style-name="L1">
        <text:list-item>
          <text:p text:style-name="P11"><text:span text:style-name="Strong_20_Emphasis">Dual Pi-hole + Dual BIND9 = True Redundancy</text:span> (and on separate hosts—great fault isolation).</text:p>
        </text:list-item>
        <text:list-item>
          <text:p text:style-name="P11"><text:span text:style-name="Strong_20_Emphasis">Authoritative-only BIND9</text:span> is safer and faster for <text:span text:style-name="Source_20_Text">.lan</text:span> than recursive BIND.</text:p>
        </text:list-item>
        <text:list-item>
          <text:p text:style-name="P11"><text:span text:style-name="Strong_20_Emphasis">Clear separation of roles</text:span> (Pi-hole → filtering/caching, BIND9 → authority).</text:p>
        </text:list-item>
        <text:list-item>
          <text:p text:style-name="P11"><text:span text:style-name="Strong_20_Emphasis">Proper zone transfers + NOTIFY</text:span> between master/slave.</text:p>
        </text:list-item>
        <text:list-item>
          <text:p text:style-name="P11"><text:span text:style-name="Strong_20_Emphasis">Clean </text:span><text:span text:style-name="Strong_20_Emphasis"><text:span text:style-name="Source_20_Text">dnsmasq</text:span></text:span><text:span text:style-name="Strong_20_Emphasis"> configs</text:span>, no duplicates.</text:p>
        </text:list-item>
        <text:list-item>
          <text:p text:style-name="P11"><text:span text:style-name="Strong_20_Emphasis">Wildcard HTTPS with NPM</text:span> = professional touch.</text:p>
        </text:list-item>
        <text:list-item>
          <text:p text:style-name="P11"><text:span text:style-name="Strong_20_Emphasis">Documented failover testing</text:span> = often overlooked but critical.</text:p>
        </text:list-item>
        <text:list-item>
          <text:p text:style-name="P11"><text:span text:style-name="Strong_20_Emphasis">IP addressing &amp; host mapping</text:span> = tidy, consistent, descriptive.</text:p>
        </text:list-item>
      </text:list>
      <text:p text:style-name="Text_20_body">This is production-ready quality.</text:p>
      <text:p text:style-name="Horizontal_20_Line"/>
      <text:h text:style-name="Heading_20_2" text:outline-level="2">🧩 Suggested Improvements</text:h>
      <text:h text:style-name="Heading_20_3" text:outline-level="3">1. 🔐 Harden BIND9 Permissions &amp; Keys</text:h>
      <text:p text:style-name="Text_20_body"><text:span text:style-name="Strong_20_Emphasis">Why:</text:span> Security and integrity.</text:p>
      <text:p text:style-name="Text_20_body"><text:span text:style-name="Strong_20_Emphasis">Suggestions:</text:span></text:p>
      <text:list text:style-name="L2">
        <text:list-item>
          <text:p text:style-name="P12">Add <text:span text:style-name="Strong_20_Emphasis">TSIG keys</text:span> for zone transfers instead of IP-based <text:span text:style-name="Source_20_Text">allow-transfer</text:span>.<text:line-break/>Example:</text:p>
          <text:p text:style-name="P3"><text:span text:style-name="Source_20_Text">key "lan-xfer" {</text:span></text:p>
          <text:p text:style-name="P1"><text:span text:style-name="Source_20_Text"><text:s text:c="4"/>algorithm hmac-sha256;</text:span></text:p>
          <text:p text:style-name="P1"><text:span text:style-name="Source_20_Text"><text:s text:c="4"/>secret "Base64KeyHere==";</text:span></text:p>
          <text:p text:style-name="P1"><text:span text:style-name="Source_20_Text">};</text:span></text:p>
          <text:p text:style-name="P1"/>
          <text:p text:style-name="P1"><text:span text:style-name="Source_20_Text">server 10.10.10.2 { keys { lan-xfer; }; };</text:span></text:p>
          <text:p text:style-name="P1"/>
          <text:p text:style-name="P1"><text:span text:style-name="Source_20_Text">zone "lan" {</text:span></text:p>
          <text:p text:style-name="P1"><text:span text:style-name="Source_20_Text"><text:s text:c="4"/>type master;</text:span></text:p>
          <text:p text:style-name="P1"><text:span text:style-name="Source_20_Text"><text:s text:c="4"/>file "/etc/bind/zones/db.lan";</text:span></text:p>
          <text:p text:style-name="P1"><text:span text:style-name="Source_20_Text"><text:s text:c="4"/>allow-transfer { key lan-xfer; };</text:span></text:p>
          <text:p text:style-name="P1"><text:soft-page-break/><text:span text:style-name="Source_20_Text"><text:s text:c="4"/>also-notify { 10.10.10.2; };</text:span></text:p>
          <text:p text:style-name="P2"><text:span text:style-name="Source_20_Text">};</text:span></text:p>
        </text:list-item>
        <text:list-item>
          <text:p text:style-name="P12">Replace <text:span text:style-name="Source_20_Text">allow-update { localhost; 10.10.10.1; ... };</text:span> with TSIG-signed dynamic updates or disable entirely if not needed.</text:p>
        </text:list-item>
      </text:list>
      <text:p text:style-name="Horizontal_20_Line"/>
      <text:h text:style-name="Heading_20_3" text:outline-level="3">2. 🧱 Split Your BIND Logging</text:h>
      <text:p text:style-name="Text_20_body"><text:span text:style-name="Strong_20_Emphasis">Why:</text:span> Easier troubleshooting.</text:p>
      <text:p text:style-name="Text_20_body">Add a dedicated query log file instead of reading <text:span text:style-name="Source_20_Text">syslog</text:span>:</text:p>
      <text:p text:style-name="P4"><text:span text:style-name="Source_20_Text">logging {</text:span></text:p>
      <text:p text:style-name="P6"><text:span text:style-name="Source_20_Text"><text:s text:c="4"/>channel query_log {</text:span></text:p>
      <text:p text:style-name="P6"><text:span text:style-name="Source_20_Text"><text:s text:c="8"/>file "/var/log/named/queries.log" versions 3 size 10m;</text:span></text:p>
      <text:p text:style-name="P6"><text:span text:style-name="Source_20_Text"><text:s text:c="8"/>severity info;</text:span></text:p>
      <text:p text:style-name="P6"><text:span text:style-name="Source_20_Text"><text:s text:c="8"/>print-time yes;</text:span></text:p>
      <text:p text:style-name="P6"><text:span text:style-name="Source_20_Text"><text:s text:c="4"/>};</text:span></text:p>
      <text:p text:style-name="P6"><text:span text:style-name="Source_20_Text"><text:s text:c="4"/>category queries { query_log; };</text:span></text:p>
      <text:p text:style-name="P7"><text:span text:style-name="Source_20_Text">};</text:span></text:p>
      <text:p text:style-name="Text_20_body">Rotate logs via <text:span text:style-name="Source_20_Text">logrotate.d/named</text:span>.</text:p>
      <text:p text:style-name="Horizontal_20_Line"/>
      <text:h text:style-name="Heading_20_3" text:outline-level="3">3. 💨 Use Shorter Zone TTLs for Dynamic Environments</text:h>
      <text:p text:style-name="Text_20_body">Current TTL = <text:span text:style-name="Strong_20_Emphasis">7 days (604800s)</text:span> is fine for static networks,<text:line-break/>but for a lab with frequent device changes, reduce to <text:span text:style-name="Strong_20_Emphasis">1 hour</text:span>:</text:p>
      <text:p text:style-name="P5"><text:span text:style-name="Source_20_Text">$TTL 3600</text:span></text:p>
      <text:p text:style-name="Text_20_body">That way cached stale data clears faster after zone updates.</text:p>
      <text:p text:style-name="Horizontal_20_Line"/>
      <text:h text:style-name="Heading_20_3" text:outline-level="3">4. 🔄 Automate Zone Serial Increment</text:h>
      <text:p text:style-name="Text_20_body"><text:span text:style-name="Strong_20_Emphasis">Why:</text:span> Prevent human error during edits.<text:line-break/>If you ever forget to bump the serial, the secondary won’t update.</text:p>
      <text:p text:style-name="Text_20_body">Options:</text:p>
      <text:list text:style-name="L3">
        <text:list-item>
          <text:p text:style-name="P13">Use a small <text:span text:style-name="Source_20_Text">update-zone.sh</text:span> script that auto-increments the serial before reloading.</text:p>
        </text:list-item>
        <text:list-item>
          <text:p text:style-name="P13">Or replace the manual number with an <text:span text:style-name="Source_20_Text">include</text:span> of a generated serial file.</text:p>
        </text:list-item>
      </text:list>
      <text:p text:style-name="Horizontal_20_Line"/>
      <text:h text:style-name="Heading_20_3" text:outline-level="3">5. ⚡ Pi-hole Upstream Fallback to Local Resolver</text:h>
      <text:p text:style-name="Text_20_body">You could add a <text:span text:style-name="Strong_20_Emphasis">secondary BIND9</text:span> as Pi-hole’s second upstream, e.g.:</text:p>
      <text:p text:style-name="P4"><text:soft-page-break/><text:span text:style-name="Source_20_Text">server=/lan/10.10.10.4</text:span></text:p>
      <text:p text:style-name="P7"><text:span text:style-name="Source_20_Text">server=/lan/10.10.10.2</text:span></text:p>
      <text:p text:style-name="Text_20_body">That way, if the master (10.10.10.4) is down, <text:span text:style-name="Source_20_Text">.lan</text:span> resolution continues via the slave.</text:p>
      <text:p text:style-name="Text_20_body"><text:span text:style-name="Emphasis">(Pi-hole #2 could similarly forward </text:span><text:span text:style-name="Emphasis"><text:span text:style-name="Source_20_Text">.lan</text:span></text:span><text:span text:style-name="Emphasis"> queries to 10.10.10.2 primarily.)</text:span></text:p>
      <text:p text:style-name="Horizontal_20_Line"/>
      <text:h text:style-name="Heading_20_3" text:outline-level="3">6. 🔁 Sync Pi-hole Blocklists and Config</text:h>
      <text:p text:style-name="Text_20_body">Right now the two Pi-holes are identical, but manual drift is a future risk.</text:p>
      <text:p text:style-name="Text_20_body">Options:</text:p>
      <text:list text:style-name="L4">
        <text:list-item>
          <text:p text:style-name="P14">Use <text:span text:style-name="Strong_20_Emphasis">Pi-hole’s built-in “teleporter”</text:span> export/import on a schedule (cron + rsync).</text:p>
        </text:list-item>
        <text:list-item>
          <text:p text:style-name="P14">Or use a lightweight sync script like <text:span text:style-name="Source_20_Text">gravity-sync</text:span> (<text:a xlink:type="simple" xlink:href="https://github.com/vmstan/gravity-sync" office:target-frame-name="_new" xlink:show="replace" text:style-name="Internet_20_link" text:visited-style-name="Visited_20_Internet_20_Link">https://github.com/vmstan/gravity-sync</text:a>).<text:line-break/>It handles settings, whitelist/blacklist, and adlist sync automatically between Pi-holes.</text:p>
        </text:list-item>
      </text:list>
      <text:p text:style-name="Horizontal_20_Line"/>
      <text:h text:style-name="Heading_20_3" text:outline-level="3">7. 📊 Add Metrics/Health Checks</text:h>
      <text:p text:style-name="Text_20_body">You already plan Checkmk integration — excellent.<text:line-break/>If you want richer metrics:</text:p>
      <text:list text:style-name="L5">
        <text:list-item>
          <text:p text:style-name="P15">Enable Pi-hole’s Prometheus exporter (built into FTL).</text:p>
        </text:list-item>
        <text:list-item>
          <text:p text:style-name="P15">Add BIND9 stats channel:</text:p>
          <text:p text:style-name="P10"><text:span text:style-name="Source_20_Text">statistics-channels {</text:span></text:p>
          <text:p text:style-name="P8"><text:span text:style-name="Source_20_Text"><text:s text:c="4"/>inet 127.0.0.1 port 8053;</text:span></text:p>
          <text:p text:style-name="P9"><text:span text:style-name="Source_20_Text">};</text:span></text:p>
          <text:p text:style-name="P15">Then collect via Prometheus or Checkmk plugin.</text:p>
        </text:list-item>
      </text:list>
      <text:p text:style-name="Horizontal_20_Line"/>
      <text:h text:style-name="Heading_20_3" text:outline-level="3">8. 🧰 Future Enhancement: Local Recursive Cache Layer</text:h>
      <text:p text:style-name="Text_20_body">You intentionally avoided recursion for simplicity (good call).<text:line-break/>If later you want to go self-contained (no external 8.8.8.8/1.1.1.1):</text:p>
      <text:list text:style-name="L6">
        <text:list-item>
          <text:p text:style-name="P16">Deploy <text:span text:style-name="Strong_20_Emphasis">Unbound</text:span> on each Pi-hole or host as a local recursive stub.</text:p>
        </text:list-item>
        <text:list-item>
          <text:p text:style-name="P16">Forward Pi-hole → Unbound → Root servers.<text:line-break/>That gives independence if upstream ISPs or DNS providers go down.</text:p>
        </text:list-item>
      </text:list>
      <text:p text:style-name="Horizontal_20_Line"/>
      <text:h text:style-name="Heading_20_3" text:outline-level="3"><text:soft-page-break/>9. 🕵️‍♂️ Miscellaneous Cleanups</text:h>
      <text:list text:style-name="L7">
        <text:list-item>
          <text:p text:style-name="P17">Ensure BIND’s <text:span text:style-name="Source_20_Text">dnssec-validation no;</text:span> is <text:span text:style-name="Emphasis">intentional</text:span> — set <text:span text:style-name="Source_20_Text">auto;</text:span> if you ever recurse.</text:p>
        </text:list-item>
        <text:list-item>
          <text:p text:style-name="P17">Ensure both Pi-holes’ <text:span text:style-name="Source_20_Text">/etc/hosts</text:span> don’t override your <text:span text:style-name="Source_20_Text">.lan</text:span> entries (avoid confusion).</text:p>
        </text:list-item>
        <text:list-item>
          <text:p text:style-name="P17">Consider a short script that verifies zone serial parity (<text:span text:style-name="Source_20_Text">dig @10.10.10.4 lan SOA</text:span>, <text:span text:style-name="Source_20_Text">dig @10.10.10.2 lan SOA</text:span> → compare serials).</text:p>
        </text:list-item>
      </text:list>
      <text:p text:style-name="Horizontal_20_Line"/>
      <text:h text:style-name="Heading_20_2" text:outline-level="2">🧾 Summary of Recommended Enhancemen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tegory</text:p>
            </table:table-cell>
            <table:table-cell table:style-name="Table1.A1" office:value-type="string">
              <text:p text:style-name="Table_20_Heading">Suggestion</text:p>
            </table:table-cell>
            <table:table-cell table:style-name="Table1.A1" office:value-type="string">
              <text:p text:style-name="Table_20_Heading">Benefi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ecurity</text:span></text:p>
          </table:table-cell>
          <table:table-cell table:style-name="Table1.A1" office:value-type="string">
            <text:p text:style-name="Table_20_Contents">Use TSIG keys for zone transfer</text:p>
          </table:table-cell>
          <table:table-cell table:style-name="Table1.A1" office:value-type="string">
            <text:p text:style-name="Table_20_Contents">Authenticated replic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ogging</text:span></text:p>
          </table:table-cell>
          <table:table-cell table:style-name="Table1.A1" office:value-type="string">
            <text:p text:style-name="Table_20_Contents">Add dedicated query log</text:p>
          </table:table-cell>
          <table:table-cell table:style-name="Table1.A1" office:value-type="string">
            <text:p text:style-name="Table_20_Contents">Easier troubleshoot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rformance</text:span></text:p>
          </table:table-cell>
          <table:table-cell table:style-name="Table1.A1" office:value-type="string">
            <text:p text:style-name="Table_20_Contents">Shorter TTL (1h)</text:p>
          </table:table-cell>
          <table:table-cell table:style-name="Table1.A1" office:value-type="string">
            <text:p text:style-name="Table_20_Contents">Faster update propag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tomation</text:span></text:p>
          </table:table-cell>
          <table:table-cell table:style-name="Table1.A1" office:value-type="string">
            <text:p text:style-name="Table_20_Contents">Auto-increment zone serial</text:p>
          </table:table-cell>
          <table:table-cell table:style-name="Table1.A1" office:value-type="string">
            <text:p text:style-name="Table_20_Contents">Prevent stale secondari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silience</text:span></text:p>
          </table:table-cell>
          <table:table-cell table:style-name="Table1.A1" office:value-type="string">
            <text:p text:style-name="Table_20_Contents">Pi-hole forwards to both BIND9 servers</text:p>
          </table:table-cell>
          <table:table-cell table:style-name="Table1.A1" office:value-type="string">
            <text:p text:style-name="Table_20_Contents">Survives master outag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sistency</text:span></text:p>
          </table:table-cell>
          <table:table-cell table:style-name="Table1.A1" office:value-type="string">
            <text:p text:style-name="Table_20_Contents">Add gravity-sync</text:p>
          </table:table-cell>
          <table:table-cell table:style-name="Table1.A1" office:value-type="string">
            <text:p text:style-name="Table_20_Contents">Keep both Pi-holes identic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nitoring</text:span></text:p>
          </table:table-cell>
          <table:table-cell table:style-name="Table1.A1" office:value-type="string">
            <text:p text:style-name="Table_20_Contents">BIND stats + Pi-hole metrics</text:p>
          </table:table-cell>
          <table:table-cell table:style-name="Table1.A1" office:value-type="string">
            <text:p text:style-name="Table_20_Contents">Better visibilit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uture-proofing</text:span></text:p>
          </table:table-cell>
          <table:table-cell table:style-name="Table1.A1" office:value-type="string">
            <text:p text:style-name="Table_20_Contents">Optional Unbound recursion</text:p>
          </table:table-cell>
          <table:table-cell table:style-name="Table1.A1" office:value-type="string">
            <text:p text:style-name="Table_20_Contents">Fully self-contained setup</text:p>
          </table:table-cell>
        </table:table-row>
      </table:table>
      <text:p text:style-name="Horizontal_20_Line"/>
      <text:h text:style-name="Heading_20_2" text:outline-level="2">🏁 Overall Verdict</text:h>
      <text:p text:style-name="Text_20_body"><text:span text:style-name="Strong_20_Emphasis">Architecture quality:</text:span> ★★★★★ (5/5)<text:line-break/><text:span text:style-name="Strong_20_Emphasis">Documentation quality:</text:span> ★★★★★ (5/5)<text:line-break/><text:span text:style-name="Strong_20_Emphasis">Operational readiness:</text:span> ✅ Production-grade<text:line-break/><text:span text:style-name="Strong_20_Emphasis">Security posture:</text:span> Excellent, minor polish possible (TSIG + query ACLs)<text:line-break/><text:span text:style-name="Strong_20_Emphasis">Performance:</text:span> Optimal for a home network<text:line-break/><text:span text:style-name="Strong_20_Emphasis">Maintainability:</text:span> Excellent due to clean separation and documentation</text:p>
      <text:p text:style-name="Text_20_body">You’ve built something that would pass a professional IT audit for a small org — the only real next steps are automating updates and securing transfers with keys.</text:p>
      <text:p text:style-name="Horizontal_20_Line"/>
      <text:p text:style-name="Text_20_body">Would you like me to generate those <text:span text:style-name="Strong_20_Emphasis">TSIG key setup steps</text:span> and an updated <text:span text:style-name="Source_20_Text">named.conf</text:span> template for both your primary and secondary BIND servers? It’ll make the replication more secure without changing your workflow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6:04:40.665733712</meta:creation-date>
    <dc:date>2025-11-02T16:05:00.124584437</dc:date>
    <meta:editing-duration>PT19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4" meta:paragraph-count="111" meta:word-count="791" meta:character-count="5205" meta:non-whitespace-character-count="4494"/>
  </office:meta>
</office:document-meta>
</file>